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7" style:family="paragraph" style:parent-style-name="Heading_20_1">
      <style:text-properties fo:language="de" fo:country="DE"/>
    </style:style>
    <style:style style:name="P8" style:family="paragraph" style:parent-style-name="Heading_20_3">
      <style:text-properties fo:language="de" fo:country="DE"/>
    </style:style>
    <style:style style:name="P9" style:family="paragraph" style:parent-style-name="Text_20_body">
      <style:text-properties fo:language="de" fo:country="DE" officeooo:rsid="0035fe90" officeooo:paragraph-rsid="003be052"/>
    </style:style>
    <style:style style:name="P10" style:family="paragraph" style:parent-style-name="Text_20_body">
      <style:text-properties fo:language="de" fo:country="DE" officeooo:rsid="00a03a79" officeooo:paragraph-rsid="00a03a79"/>
    </style:style>
    <style:style style:name="P11" style:family="paragraph" style:parent-style-name="Text_20_body">
      <style:text-properties fo:language="de" fo:country="DE" officeooo:rsid="0035fe90" officeooo:paragraph-rsid="00a156d7"/>
    </style:style>
    <style:style style:name="P12" style:family="paragraph" style:parent-style-name="Text_20_body">
      <style:text-properties fo:language="de" fo:country="DE" officeooo:rsid="003f41c7" officeooo:paragraph-rsid="003f41c7"/>
    </style:style>
    <style:style style:name="P13" style:family="paragraph" style:parent-style-name="Text_20_body">
      <style:text-properties fo:language="de" fo:country="DE" officeooo:paragraph-rsid="00425135"/>
    </style:style>
    <style:style style:name="P14" style:family="paragraph" style:parent-style-name="Text_20_body">
      <style:text-properties fo:language="de" fo:country="DE" officeooo:rsid="0048e75e" officeooo:paragraph-rsid="0048e75e"/>
    </style:style>
    <style:style style:name="P15" style:family="paragraph" style:parent-style-name="Heading_20_3">
      <style:text-properties fo:language="de" fo:country="DE" officeooo:rsid="004c63e7" officeooo:paragraph-rsid="004c63e7"/>
    </style:style>
    <style:style style:name="P16" style:family="paragraph" style:parent-style-name="Heading_20_4">
      <style:text-properties officeooo:rsid="006850da" officeooo:paragraph-rsid="006850da"/>
    </style:style>
    <style:style style:name="P17" style:family="paragraph" style:parent-style-name="Text_20_body">
      <style:text-properties fo:language="de" fo:country="DE" officeooo:rsid="004e9c24" officeooo:paragraph-rsid="004e9c24"/>
    </style:style>
    <style:style style:name="P18" style:family="paragraph" style:parent-style-name="Text_20_body">
      <style:text-properties fo:language="de" fo:country="DE" officeooo:rsid="00610fa8" officeooo:paragraph-rsid="00658855"/>
    </style:style>
    <style:style style:name="P19" style:family="paragraph" style:parent-style-name="Text_20_body">
      <style:text-properties fo:language="de" fo:country="DE" officeooo:rsid="006850da" officeooo:paragraph-rsid="006850da"/>
    </style:style>
    <style:style style:name="P20" style:family="paragraph" style:parent-style-name="Text_20_body">
      <style:text-properties fo:language="de" fo:country="DE" officeooo:rsid="006bc659" officeooo:paragraph-rsid="0081326e"/>
    </style:style>
    <style:style style:name="P21" style:family="paragraph" style:parent-style-name="Heading_20_4">
      <style:text-properties officeooo:rsid="006e650e" officeooo:paragraph-rsid="006e650e"/>
    </style:style>
    <style:style style:name="P22" style:family="paragraph" style:parent-style-name="Text_20_body">
      <style:text-properties officeooo:rsid="006f999d" officeooo:paragraph-rsid="006f999d"/>
    </style:style>
    <style:style style:name="P23" style:family="paragraph" style:parent-style-name="Text_20_body">
      <style:text-properties officeooo:rsid="007151d8" officeooo:paragraph-rsid="007151d8"/>
    </style:style>
    <style:style style:name="P24" style:family="paragraph" style:parent-style-name="Text_20_body">
      <style:text-properties officeooo:rsid="00763986" officeooo:paragraph-rsid="0077020d"/>
    </style:style>
    <style:style style:name="P25" style:family="paragraph" style:parent-style-name="Heading_20_3">
      <style:text-properties officeooo:rsid="008643b5" officeooo:paragraph-rsid="008643b5"/>
    </style:style>
    <style:style style:name="P26" style:family="paragraph" style:parent-style-name="Text_20_body">
      <style:text-properties officeooo:rsid="00883d4f" officeooo:paragraph-rsid="00883d4f"/>
    </style:style>
    <style:style style:name="P27" style:family="paragraph" style:parent-style-name="Text_20_body">
      <style:text-properties officeooo:rsid="008db076" officeooo:paragraph-rsid="008db076"/>
    </style:style>
    <style:style style:name="P28" style:family="paragraph" style:parent-style-name="Text_20_body">
      <style:text-properties fo:font-style="italic" officeooo:rsid="009147c6" officeooo:paragraph-rsid="009147c6" style:font-style-asian="italic" style:font-style-complex="italic"/>
    </style:style>
    <style:style style:name="P29" style:family="paragraph" style:parent-style-name="Text_20_body">
      <style:text-properties fo:font-style="italic" officeooo:rsid="008f255a" officeooo:paragraph-rsid="008f255a" style:font-style-asian="italic" style:font-style-complex="italic"/>
    </style:style>
    <style:style style:name="P30" style:family="paragraph" style:parent-style-name="Text_20_body">
      <style:text-properties fo:font-style="italic" officeooo:rsid="009511eb" officeooo:paragraph-rsid="009511eb" style:font-style-asian="italic" style:font-style-complex="italic"/>
    </style:style>
    <style:style style:name="P31" style:family="paragraph" style:parent-style-name="Text_20_body">
      <style:text-properties fo:font-style="italic" officeooo:rsid="0095cb53" officeooo:paragraph-rsid="0095cb53" style:font-style-asian="italic" style:font-style-complex="italic"/>
    </style:style>
    <style:style style:name="P32" style:family="paragraph" style:parent-style-name="Text_20_body">
      <style:text-properties fo:font-style="italic" officeooo:rsid="009a48d6" officeooo:paragraph-rsid="009a48d6" style:font-style-asian="italic" style:font-style-complex="italic"/>
    </style:style>
    <style:style style:name="P33" style:family="paragraph" style:parent-style-name="Text_20_body">
      <style:text-properties fo:font-style="italic" officeooo:rsid="00b1f7d6" officeooo:paragraph-rsid="00b40909" style:font-style-asian="italic" style:font-style-complex="italic"/>
    </style:style>
    <style:style style:name="P34" style:family="paragraph" style:parent-style-name="Text_20_body">
      <style:text-properties fo:language="de" fo:country="DE" officeooo:paragraph-rsid="001f4e9b" fo:background-color="#fff200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officeooo:rsid="003615e1"/>
    </style:style>
    <style:style style:name="T7" style:family="text">
      <style:text-properties officeooo:rsid="003aac7b"/>
    </style:style>
    <style:style style:name="T8" style:family="text">
      <style:text-properties officeooo:rsid="003d5075"/>
    </style:style>
    <style:style style:name="T9" style:family="text">
      <style:text-properties officeooo:rsid="003be052"/>
    </style:style>
    <style:style style:name="T10" style:family="text">
      <style:text-properties officeooo:rsid="003d92ed"/>
    </style:style>
    <style:style style:name="T11" style:family="text">
      <style:text-properties officeooo:rsid="00a2406f"/>
    </style:style>
    <style:style style:name="T12" style:family="text">
      <style:text-properties officeooo:rsid="003ff6ba"/>
    </style:style>
    <style:style style:name="T13" style:family="text">
      <style:text-properties officeooo:rsid="00406315"/>
    </style:style>
    <style:style style:name="T14" style:family="text">
      <style:text-properties officeooo:rsid="00425135"/>
    </style:style>
    <style:style style:name="T15" style:family="text">
      <style:text-properties officeooo:rsid="00469e86"/>
    </style:style>
    <style:style style:name="T16" style:family="text">
      <style:text-properties officeooo:rsid="00483537"/>
    </style:style>
    <style:style style:name="T17" style:family="text">
      <style:text-properties officeooo:rsid="00490b17"/>
    </style:style>
    <style:style style:name="T18" style:family="text">
      <style:text-properties officeooo:rsid="004b9ac9"/>
    </style:style>
    <style:style style:name="T19" style:family="text">
      <style:text-properties officeooo:rsid="00a3387a"/>
    </style:style>
    <style:style style:name="T20" style:family="text">
      <style:text-properties officeooo:rsid="00a45774"/>
    </style:style>
    <style:style style:name="T21" style:family="text">
      <style:text-properties officeooo:rsid="00541db8"/>
    </style:style>
    <style:style style:name="T22" style:family="text">
      <style:text-properties fo:font-style="italic" officeooo:rsid="00541db8" style:font-style-asian="italic" style:font-style-complex="italic"/>
    </style:style>
    <style:style style:name="T23" style:family="text">
      <style:text-properties fo:font-style="normal" officeooo:rsid="00541db8" style:font-style-asian="normal" style:font-style-complex="normal"/>
    </style:style>
    <style:style style:name="T24" style:family="text">
      <style:text-properties fo:font-style="italic" officeooo:rsid="005af83e" style:font-style-asian="italic" style:font-style-complex="italic"/>
    </style:style>
    <style:style style:name="T25" style:family="text">
      <style:text-properties fo:font-style="normal" officeooo:rsid="005af83e" style:font-style-asian="normal" style:font-style-complex="normal"/>
    </style:style>
    <style:style style:name="T26" style:family="text">
      <style:text-properties fo:font-style="normal" officeooo:rsid="005f41eb" style:font-style-asian="normal" style:font-style-complex="normal"/>
    </style:style>
    <style:style style:name="T27" style:family="text">
      <style:text-properties fo:font-style="normal" officeooo:rsid="0055018b" style:font-style-asian="normal" style:font-style-complex="normal"/>
    </style:style>
    <style:style style:name="T28" style:family="text">
      <style:text-properties fo:font-style="normal" officeooo:rsid="005657ce" style:font-style-asian="normal" style:font-style-complex="normal"/>
    </style:style>
    <style:style style:name="T29" style:family="text">
      <style:text-properties fo:font-style="italic" officeooo:rsid="005657ce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a5ef41" style:font-style-asian="normal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text-position="super 58%" fo:font-style="italic" style:font-style-asian="italic" style:font-style-complex="italic"/>
    </style:style>
    <style:style style:name="T34" style:family="text">
      <style:text-properties style:text-position="0% 100%" fo:font-style="normal" officeooo:rsid="00630f83" style:font-style-asian="normal" style:font-style-complex="normal"/>
    </style:style>
    <style:style style:name="T35" style:family="text">
      <style:text-properties style:text-position="0% 100%" fo:font-style="italic" officeooo:rsid="00630f83" style:font-style-asian="italic" style:font-style-complex="italic"/>
    </style:style>
    <style:style style:name="T36" style:family="text">
      <style:text-properties style:text-position="0% 100%" fo:font-style="normal" officeooo:rsid="006401c5" style:font-style-asian="normal" style:font-style-complex="normal"/>
    </style:style>
    <style:style style:name="T37" style:family="text">
      <style:text-properties style:text-position="0% 100%" fo:font-style="italic" style:font-style-asian="italic" style:font-style-complex="italic"/>
    </style:style>
    <style:style style:name="T38" style:family="text">
      <style:text-properties style:text-position="0% 100%" fo:font-style="normal" style:font-style-asian="normal" style:font-style-complex="normal"/>
    </style:style>
    <style:style style:name="T39" style:family="text">
      <style:text-properties style:text-position="0% 100%" fo:font-style="normal" officeooo:rsid="00658855" style:font-style-asian="normal" style:font-style-complex="normal"/>
    </style:style>
    <style:style style:name="T40" style:family="text">
      <style:text-properties style:text-position="0% 100%" fo:font-style="normal" officeooo:rsid="00669648" style:font-style-asian="normal" style:font-style-complex="normal"/>
    </style:style>
    <style:style style:name="T41" style:family="text">
      <style:text-properties style:text-position="0% 100%" fo:font-style="italic" officeooo:rsid="006401c5" style:font-style-asian="italic" style:font-style-complex="italic"/>
    </style:style>
    <style:style style:name="T42" style:family="text">
      <style:text-properties style:text-position="super 58%" fo:font-style="italic" officeooo:rsid="006401c5" style:font-style-asian="italic" style:font-style-complex="italic"/>
    </style:style>
    <style:style style:name="T43" style:family="text">
      <style:text-properties style:text-position="0% 100%" fo:font-style="normal" officeooo:rsid="00672a3c" style:font-style-asian="normal" style:font-style-complex="normal"/>
    </style:style>
    <style:style style:name="T44" style:family="text">
      <style:text-properties style:text-position="0% 100%" fo:font-style="normal" officeooo:rsid="00a7d718" style:font-style-asian="normal" style:font-style-complex="normal"/>
    </style:style>
    <style:style style:name="T45" style:family="text">
      <style:text-properties style:text-position="0% 100%" fo:font-style="normal" officeooo:rsid="00687de8" style:font-style-asian="normal" style:font-style-complex="normal"/>
    </style:style>
    <style:style style:name="T46" style:family="text">
      <style:text-properties style:text-position="0% 100%" fo:font-style="italic" officeooo:rsid="00687de8" style:font-style-asian="italic" style:font-style-complex="italic"/>
    </style:style>
    <style:style style:name="T47" style:family="text">
      <style:text-properties style:text-position="super 58%" fo:font-style="italic" officeooo:rsid="00687de8" style:font-style-asian="italic" style:font-style-complex="italic"/>
    </style:style>
    <style:style style:name="T48" style:family="text">
      <style:text-properties style:text-position="0% 100%" fo:font-style="normal" officeooo:rsid="00a83cee" style:font-style-asian="normal" style:font-style-complex="normal"/>
    </style:style>
    <style:style style:name="T49" style:family="text">
      <style:text-properties style:text-position="0% 100%" fo:font-style="normal" officeooo:rsid="00a880fa" style:font-style-asian="normal" style:font-style-complex="normal"/>
    </style:style>
    <style:style style:name="T50" style:family="text">
      <style:text-properties style:text-position="0% 100%" fo:font-style="normal" officeooo:rsid="006a43c4" style:font-style-asian="normal" style:font-style-complex="normal"/>
    </style:style>
    <style:style style:name="T51" style:family="text">
      <style:text-properties style:text-position="0% 100%" fo:font-style="normal" officeooo:rsid="00a9467a" style:font-style-asian="normal" style:font-style-complex="normal"/>
    </style:style>
    <style:style style:name="T52" style:family="text">
      <style:text-properties style:text-position="0% 100%" fo:font-style="normal" officeooo:rsid="00ae3c07" style:font-style-asian="normal" style:font-style-complex="normal"/>
    </style:style>
    <style:style style:name="T53" style:family="text">
      <style:text-properties style:text-position="0% 100%" fo:font-style="italic" officeooo:rsid="00afe4c7" style:font-style-asian="italic" style:font-style-complex="italic"/>
    </style:style>
    <style:style style:name="T54" style:family="text">
      <style:text-properties style:text-position="0% 100%" fo:font-style="italic" officeooo:rsid="007f867d" style:font-style-asian="italic" style:font-style-complex="italic"/>
    </style:style>
    <style:style style:name="T55" style:family="text">
      <style:text-properties style:text-position="super 58%" fo:font-style="italic" officeooo:rsid="007f867d" style:font-style-asian="italic" style:font-style-complex="italic"/>
    </style:style>
    <style:style style:name="T56" style:family="text">
      <style:text-properties officeooo:rsid="006fa3ce"/>
    </style:style>
    <style:style style:name="T57" style:family="text">
      <style:text-properties fo:font-style="italic" officeooo:rsid="006fa3ce" style:font-style-asian="italic" style:font-style-complex="italic"/>
    </style:style>
    <style:style style:name="T58" style:family="text">
      <style:text-properties fo:font-style="italic" officeooo:rsid="007a3e75" style:font-style-asian="italic" style:font-style-complex="italic"/>
    </style:style>
    <style:style style:name="T59" style:family="text">
      <style:text-properties fo:font-style="normal" officeooo:rsid="006fa3ce" style:font-style-asian="normal" style:font-style-complex="normal"/>
    </style:style>
    <style:style style:name="T60" style:family="text">
      <style:text-properties fo:font-style="normal" officeooo:rsid="00a9dc1f" style:font-style-asian="normal" style:font-style-complex="normal"/>
    </style:style>
    <style:style style:name="T61" style:family="text">
      <style:text-properties fo:font-style="normal" officeooo:rsid="00ab5401" style:font-style-asian="normal" style:font-style-complex="normal"/>
    </style:style>
    <style:style style:name="T62" style:family="text">
      <style:text-properties fo:font-style="normal" officeooo:rsid="00ac9009" style:font-style-asian="normal" style:font-style-complex="normal"/>
    </style:style>
    <style:style style:name="T63" style:family="text">
      <style:text-properties fo:font-style="normal" officeooo:rsid="007c2651" style:font-style-asian="normal" style:font-style-complex="normal"/>
    </style:style>
    <style:style style:name="T64" style:family="text">
      <style:text-properties fo:font-style="normal" officeooo:rsid="00717a89" style:font-style-asian="normal" style:font-style-complex="normal"/>
    </style:style>
    <style:style style:name="T65" style:family="text">
      <style:text-properties fo:font-style="normal" officeooo:rsid="0072d1d6" style:font-style-asian="normal" style:font-style-complex="normal"/>
    </style:style>
    <style:style style:name="T66" style:family="text">
      <style:text-properties fo:font-style="italic" officeooo:rsid="007450ea" style:font-style-asian="italic" style:font-style-complex="italic"/>
    </style:style>
    <style:style style:name="T67" style:family="text">
      <style:text-properties fo:font-style="normal" officeooo:rsid="007450ea" style:font-style-asian="normal" style:font-style-complex="normal"/>
    </style:style>
    <style:style style:name="T68" style:family="text">
      <style:text-properties fo:font-style="normal" officeooo:rsid="00ae1296" style:font-style-asian="normal" style:font-style-complex="normal"/>
    </style:style>
    <style:style style:name="T69" style:family="text">
      <style:text-properties fo:font-style="italic" officeooo:rsid="00787d29" style:font-style-asian="italic" style:font-style-complex="italic"/>
    </style:style>
    <style:style style:name="T70" style:family="text">
      <style:text-properties style:text-position="0% 100%" fo:font-style="italic" officeooo:rsid="0077020d" style:font-style-asian="italic" style:font-style-complex="italic"/>
    </style:style>
    <style:style style:name="T71" style:family="text">
      <style:text-properties officeooo:rsid="00887a97"/>
    </style:style>
    <style:style style:name="T72" style:family="text">
      <style:text-properties officeooo:rsid="0088dd53"/>
    </style:style>
    <style:style style:name="T73" style:family="text">
      <style:text-properties fo:font-style="italic" officeooo:rsid="008af8ce" style:font-style-asian="italic" style:font-style-complex="italic"/>
    </style:style>
    <style:style style:name="T74" style:family="text">
      <style:text-properties fo:font-style="normal" officeooo:rsid="008af8ce" style:font-style-asian="normal" style:font-style-complex="normal"/>
    </style:style>
    <style:style style:name="T75" style:family="text">
      <style:text-properties fo:font-style="normal" officeooo:rsid="0091cb12" style:font-style-asian="normal" style:font-style-complex="normal"/>
    </style:style>
    <style:style style:name="T76" style:family="text">
      <style:text-properties fo:font-style="normal" officeooo:rsid="00938f90" style:font-style-asian="normal" style:font-style-complex="normal"/>
    </style:style>
    <style:style style:name="T77" style:family="text">
      <style:text-properties fo:font-style="normal" officeooo:rsid="00975288" style:font-style-asian="normal" style:font-style-complex="normal"/>
    </style:style>
    <style:style style:name="T78" style:family="text">
      <style:text-properties fo:font-style="normal" officeooo:rsid="009f7190" style:font-style-asian="normal" style:font-style-complex="normal"/>
    </style:style>
    <style:style style:name="T79" style:family="text">
      <style:text-properties fo:font-style="normal" officeooo:rsid="00b6ae5c" style:font-style-asian="normal" style:font-style-complex="normal"/>
    </style:style>
    <style:style style:name="T80" style:family="text">
      <style:text-properties officeooo:rsid="001f4e9b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1</text:a></text:p>
          <text:p text:style-name="P4"><text:a xlink:type="simple" xlink:href="#__RefHeading___Toc632_3511790611" text:style-name="Index_20_Link" text:visited-style-name="Index_20_Link">Algorithmus<text:tab/>1</text:a></text:p>
          <text:p text:style-name="P4"><text:a xlink:type="simple" xlink:href="#__RefHeading___Toc1064_3511790611" text:style-name="Index_20_Link" text:visited-style-name="Index_20_Link">Laufzeitbestimmung<text:tab/>2</text:a></text:p>
          <text:p text:style-name="P5"><text:a xlink:type="simple" xlink:href="#__RefHeading___Toc9243_3511790611" text:style-name="Index_20_Link" text:visited-style-name="Index_20_Link">Worst-Case<text:tab/>2</text:a></text:p>
          <text:p text:style-name="P5"><text:a xlink:type="simple" xlink:href="#__RefHeading___Toc9245_3511790611" text:style-name="Index_20_Link" text:visited-style-name="Index_20_Link">Best-Case<text:tab/>2</text:a></text:p>
          <text:p text:style-name="P3"><text:a xlink:type="simple" xlink:href="#__RefHeading___Toc2234_4178761632" text:style-name="Index_20_Link" text:visited-style-name="Index_20_Link">Umsetzung<text:tab/>2</text:a></text:p>
          <text:p text:style-name="P3"><text:a xlink:type="simple" xlink:href="#__RefHeading___Toc2236_4178761632" text:style-name="Index_20_Link" text:visited-style-name="Index_20_Link">Beispiele<text:tab/>2</text:a></text:p>
          <text:p text:style-name="P3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6"/>
      <text:h text:style-name="P7" text:outline-level="1" text:is-list-header="true"><text:bookmark-start text:name="__RefHeading___Toc2232_4178761632"/>Lösungsidee<text:bookmark-end text:name="__RefHeading___Toc2232_4178761632"/></text:h>
      <text:h text:style-name="P8" text:outline-level="3"><text:bookmark-start text:name="__RefHeading___Toc632_3511790611"/>Algorithmus<text:bookmark-end text:name="__RefHeading___Toc632_3511790611"/></text:h>
      <text:p text:style-name="P9">Man <text:span text:style-name="T6">sieht die beiden Labyrinthe als ein 4D-Labyrinth, wobei die Position im 4D-Labyrinth aus den x- und y-Koordinaten der einzelnen 2D-Labyrinthe besteht.</text:span></text:p>
      <text:p text:style-name="P10">Das 4D-Labyrinth nenne ich ab jetzt Superlabyrinth und die 4D-Position ab jetzt Superposition.</text:p>
      <text:p text:style-name="P11"><text:span text:style-name="T7">Die 4D-Position </text:span><text:span text:style-name="T8">ist</text:span><text:span text:style-name="T7"> also (x1 | y1 | x2 | y2), </text:span><text:span text:style-name="T9">wobei (x1 | y1) die Position im einen und (x2 | y2) die Position im anderen Labyrinth ist. </text:span><text:span text:style-name="T10">Wenn man zum Beispiel nach rechts geht und beide Personen nicht blockiert sind, ist die neue Position (x1 + 1 | y1 | x2 + 1 | y2).</text:span></text:p>
      <text:p text:style-name="P12"><text:span text:style-name="T10">I</text:span>n diesem <text:span text:style-name="T11">Superl</text:span>abyrinth kann man dann A*-Suche anwenden. Diese findet den optimalen Weg und ist dabei optimal effizient, <text:span text:style-name="T12">was heißt, dass sie den kürzesten Weg findet und dabei eine minimale Anzahl an Knoten </text:span><text:span text:style-name="T13">für eine bestimmte Heuristik</text:span><text:span text:style-name="T12"> expandiert.</text:span></text:p>
      <text:p text:style-name="P13"><text:span text:style-name="T12">D</text:span><text:span text:style-name="T14">ie beste monotone Heuristik, welche ich gefunden habe, ist ein gewichteter Durchschnitt der Einzellösungen </text:span><text:span text:style-name="T15">der 2D-Labyrinthe. </text:span><text:span text:style-name="T16">Dabei hat die längere Einzellösung ein deutlich höheres Gewicht. In meinem Fall </text:span>0.99999.</text:p>
      <text:p text:style-name="P14">Die Einzellösungen k<text:span text:style-name="T17">önnen vorberechnet werden, indem man vom Ziel aus Flood-Fill ausführt und sich </text:span><text:span text:style-name="T18">für jedes</text:span><text:span text:style-name="T17"> Feld den kürzesten Weg merkt.</text:span></text:p>
      <text:h text:style-name="P15" text:outline-level="3"><text:bookmark-start text:name="__RefHeading___Toc1064_3511790611"/><text:soft-page-break/>Laufzeitbestimmung<text:bookmark-end text:name="__RefHeading___Toc1064_3511790611"/></text:h>
      <text:h text:style-name="P16" text:outline-level="4"><text:bookmark-start text:name="__RefHeading___Toc9243_3511790611"/>Worst-Case<text:bookmark-end text:name="__RefHeading___Toc9243_3511790611"/></text:h>
      <text:p text:style-name="P17">Das einfügen einer neuen <text:span text:style-name="T19">Super</text:span><text:span text:style-name="T20">p</text:span>osition <text:span text:style-name="T21">in den Heap hat eine Laufzeit von </text:span><text:span text:style-name="T22">O(log(n))</text:span><text:span text:style-name="T23">. </text:span><text:span text:style-name="T24">n </text:span><text:span text:style-name="T25">ist dabei die Größe des Heaps. </text:span><text:span text:style-name="T26">Es</text:span><text:span text:style-name="T27"> muss zwar </text:span><text:span text:style-name="T26">jeder </text:span><text:span text:style-name="T27">Nachbar </text:span><text:span text:style-name="T26">eingefügt</text:span><text:span text:style-name="T27"> werden, davon </text:span><text:span text:style-name="T28">gibt es aber maximal </text:span><text:span text:style-name="T29">4, </text:span><text:span text:style-name="T28">da es nur </text:span><text:span text:style-name="T29">4 </text:span><text:span text:style-name="T28">mögliche Bewegungen gibt.</text:span></text:p>
      <text:p text:style-name="P18"><text:span text:style-name="T28">D</text:span><text:span text:style-name="T30">ie Größe des Heaps ist maximal so groß, wie alle Knoten die man sich angucken muss. Da man sich maximal alle Felder des </text:span><text:span text:style-name="T31">Superl</text:span><text:span text:style-name="T30">abyrinthes angucken muss, welches </text:span><text:span text:style-name="T32">l</text:span><text:span text:style-name="T33">2</text:span><text:span text:style-name="T32">m</text:span><text:span text:style-name="T33">2 </text:span><text:span text:style-name="T34">Felder hat, wenn </text:span><text:span text:style-name="T35">l</text:span><text:span text:style-name="T34"> und </text:span><text:span text:style-name="T35">m</text:span><text:span text:style-name="T34"> die Länge und Höhe der 2D-Labyrinthe sind, </text:span><text:span text:style-name="T36">hat der Heap eine maximale Größe von </text:span><text:span text:style-name="T37">l</text:span><text:span text:style-name="T33">2</text:span><text:span text:style-name="T37">m</text:span><text:span text:style-name="T33">2</text:span><text:span text:style-name="T37">,</text:span><text:span text:style-name="T38"> </text:span><text:span text:style-name="T39">wodurch </text:span><text:span text:style-name="T40">das einfügen eine Worst-Case-Laufzeit von</text:span><text:span text:style-name="T39"> </text:span><text:span text:style-name="T41">O(log(l</text:span><text:span text:style-name="T42">2</text:span><text:span text:style-name="T41">m</text:span><text:span text:style-name="T42">2</text:span><text:span text:style-name="T41">)) </text:span><text:span text:style-name="T43">hat</text:span><text:span text:style-name="T36">.</text:span></text:p>
      <text:p text:style-name="P19"><text:span text:style-name="T44">Da man i</text:span><text:span text:style-name="T38">m Worst-</text:span><text:span text:style-name="T45">Case alle Felder angucken </text:span><text:span text:style-name="T44">muss</text:span><text:span text:style-name="T45">, </text:span><text:span text:style-name="T44">wird</text:span><text:span text:style-name="T45"> das erste Element des Heaps </text:span><text:span text:style-name="T46">l</text:span><text:span text:style-name="T47">2</text:span><text:span text:style-name="T46">m</text:span><text:span text:style-name="T47">2</text:span><text:span text:style-name="T45">-mal extrahier</text:span><text:span text:style-name="T48">t</text:span><text:span text:style-name="T45"> und die Nachbarn von diesem </text:span><text:span text:style-name="T49">werden </text:span><text:span text:style-name="T50">weniger oft als</text:span><text:span text:style-name="T45"> </text:span><text:span text:style-name="T46">l</text:span><text:span text:style-name="T47">2</text:span><text:span text:style-name="T46">m</text:span><text:span text:style-name="T47">2</text:span><text:span text:style-name="T45">-mal hinzu</text:span><text:span text:style-name="T51">gefügt</text:span><text:span text:style-name="T45">.</text:span></text:p>
      <text:p text:style-name="P20"><text:span text:style-name="T45">D</text:span><text:span text:style-name="T38">aher ist die Worst-Case-Laufzeit von A* in diesem </text:span><text:span text:style-name="T52">Superl</text:span><text:span text:style-name="T38">abyrinth weniger als </text:span><text:span text:style-name="T37">O(l</text:span><text:span text:style-name="T33">2</text:span><text:span text:style-name="T37">m</text:span><text:span text:style-name="T33">2</text:span><text:span text:style-name="T53">⋅</text:span><text:span text:style-name="T37">log(l</text:span><text:span text:style-name="T33">2</text:span><text:span text:style-name="T37">m</text:span><text:span text:style-name="T33">2</text:span><text:span text:style-name="T37">)) </text:span><text:span text:style-name="T54">= O(l</text:span><text:span text:style-name="T55">2</text:span><text:span text:style-name="T54">m</text:span><text:span text:style-name="T55">2</text:span><text:span text:style-name="T53">⋅</text:span><text:span text:style-name="T54">log(lm))</text:span><text:span text:style-name="T38">.</text:span></text:p>
      <text:h text:style-name="P21" text:outline-level="4"><text:bookmark-start text:name="__RefHeading___Toc9245_3511790611"/>Best-Case<text:bookmark-end text:name="__RefHeading___Toc9245_3511790611"/></text:h>
      <text:p text:style-name="P22">Im Best-Case ist die Größe des Heaps immer 1. <text:span text:style-name="T56">Dadurch hat das Einfügen von Elementen in den Heap </text:span><text:span text:style-name="T57">O(</text:span><text:span text:style-name="T58">log(</text:span><text:span text:style-name="T57">1</text:span><text:span text:style-name="T58">)</text:span><text:span text:style-name="T57">) </text:span><text:span text:style-name="T58">= O(1)</text:span><text:span text:style-name="T59">.</text:span></text:p>
      <text:p text:style-name="P23"><text:span text:style-name="T59">D</text:span><text:span text:style-name="T30">ie Anzahl der </text:span><text:span text:style-name="T60">Superpositionen</text:span><text:span text:style-name="T30"> die man im Best-Case </text:span><text:span text:style-name="T61">betrachte</text:span><text:span text:style-name="T62">t</text:span><text:span text:style-name="T30"> ist die Manhattan-Distanz von Start und Ziel im </text:span><text:span text:style-name="T63">2</text:span><text:span text:style-name="T30">D-Labyrinth</text:span><text:span text:style-name="T64">. </text:span><text:span text:style-name="T65">Diese ist in jenem </text:span><text:span text:style-name="T66">l+m</text:span><text:span text:style-name="T67">.</text:span></text:p>
      <text:p text:style-name="P24"><text:span text:style-name="T67">D</text:span><text:span text:style-name="T30">adurch ist die Best-Case-Laufzeit von </text:span><text:span text:style-name="T68">dem Algorithmus</text:span><text:span text:style-name="T30"> </text:span><text:span text:style-name="T32">O(</text:span><text:span text:style-name="T69">(</text:span><text:span text:style-name="T32">l+m</text:span><text:span text:style-name="T69">)</text:span><text:span text:style-name="T53">⋅</text:span><text:span text:style-name="T70">1</text:span><text:span text:style-name="T32">) </text:span><text:span text:style-name="T69">= O(l+m)</text:span><text:span text:style-name="T30">.</text:span></text:p>
      <text:h text:style-name="P7" text:outline-level="1"><text:bookmark-start text:name="__RefHeading___Toc2234_4178761632"/>Umsetzung<text:bookmark-end text:name="__RefHeading___Toc2234_4178761632"/></text:h>
      <text:h text:style-name="P25" text:outline-level="3">Übersicht</text:h>
      <text:p text:style-name="P26">Es gibt <text:span text:style-name="T71">12 Klassen </text:span><text:span text:style-name="T72">und ein Interface. </text:span><text:span text:style-name="T73">Main, LabyrinthSolver, Labyrinths, Labyrinth, Move, Vector2, PositionData, StateTracker, State, VectorMove, Field, WeightedAverage </text:span><text:span text:style-name="T74">und </text:span><text:span text:style-name="T73">Heuristic.</text:span></text:p>
      <text:p text:style-name="P27"><text:span text:style-name="T73">M</text:span><text:span text:style-name="T32">ain </text:span><text:span text:style-name="T30">liest die Input-Datei ein und startet die Suche.</text:span></text:p>
      <text:p text:style-name="P28">Labyrinths <text:span text:style-name="T30">repräsentiert beide Labyrinthe auf einmal und enthält Methoden, um die nächsten erreichbaren Felder zu generieren, die Start- / Endposition zu kriegen oder </text:span><text:span text:style-name="T75">die Labyrinthe anzuzeigen.</text:span></text:p>
      <text:p text:style-name="P29">LabyrinthSolver <text:span text:style-name="T76">führt die Suche nach dem besten Weg aus.</text:span></text:p>
      <text:p text:style-name="P30">StateTracker <text:span text:style-name="T30">speichert, welche Felder bereits besucht wurden und merkt sich woher man auf diese gekommen ist.</text:span></text:p>
      <text:p text:style-name="P31">PositionData <text:span text:style-name="T30">speichert eine Position und die Heuristik, sowie die Schrittzahl an dieser Stelle. </text:span><text:span text:style-name="T77">Zusätzlich speichert sie, um den Weg später zu rekonstruieren, das Vorgänger-Feld und die Bewegung, die von dort gemacht wurde.</text:span></text:p>
      <text:p text:style-name="P32"><text:soft-page-break/>State <text:span text:style-name="T30">speichert die vier Koordinaten </text:span><text:span text:style-name="T78">einer 4D-Position</text:span><text:span text:style-name="T30">.</text:span></text:p>
      <text:p text:style-name="P32"><text:span text:style-name="T30"/></text:p>
      <text:p text:style-name="P32"><text:span text:style-name="T30"/></text:p>
      <text:p text:style-name="P33"><text:span text:style-name="T30">Bei</text:span><text:span text:style-name="T79">m</text:span><text:span text:style-name="T30"> Ausführen von großen Beispielen wird viel RAM benötigt. <text:line-break/>Ich empfehle 10GB Heap (-Xmx10g).</text:span></text:p>
      <text:h text:style-name="P7" text:outline-level="1"><text:bookmark-start text:name="__RefHeading___Toc2236_4178761632"/>Beispiele<text:bookmark-end text:name="__RefHeading___Toc2236_4178761632"/></text:h>
      <text:p text:style-name="P34">Genügend Beispiele einbinden! Die Beispiele von de<text:span text:style-name="T80">n</text:span> B<text:span text:style-name="T80">WINF</text:span>-Webseite<text:span text:style-name="T80">n</text:span> sollten hier diskutiert werden, aber auch eigene Beispiele sind sehr gut – besonders wenn sie Spezialfälle abdecken. Bitte jedoch nicht 30 Seiten Programmausgabe hier einfügen!</text:p>
      <text:h text:style-name="P7" text:outline-level="1"><text:bookmark-start text:name="__RefHeading___Toc2238_4178761632"/>Quellcode<text:bookmark-end text:name="__RefHeading___Toc2238_4178761632"/></text:h>
      <text:p text:style-name="P34">Unwichtige Teile des Programms sollen hier nicht abgedruckt werden. Dieser Teil sollte nicht mehr als 2–3 Seiten umfassen, maximal 10.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3</text:page-number></text:span><text:span text:style-name="MT1">/</text:span><text:span text:style-name="MT1"><text:page-count>3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3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T3H12M13S</meta:editing-duration>
    <meta:editing-cycles>132</meta:editing-cycles>
    <meta:generator>LibreOffice/24.8.6.2$Windows_X86_64 LibreOffice_project/6d98ba145e9a8a39fc57bcc76981d1fb1316c60c</meta:generator>
    <dc:date>2025-04-26T18:55:08.404000000</dc:date>
    <meta:document-statistic meta:table-count="0" meta:image-count="0" meta:object-count="0" meta:page-count="3" meta:paragraph-count="48" meta:word-count="609" meta:character-count="4043" meta:non-whitespace-character-count="3479"/>
  </office:meta>
</office:document-meta>
</file>